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182cm" fo:margin-left="-0.191cm" fo:margin-right="1.007cm" table:align="margins" style:writing-mode="lr-tb"/>
    </style:style>
    <style:style style:name="Tableau2.A" style:family="table-column">
      <style:table-column-properties style:column-width="8.123cm" style:rel-column-width="4605*"/>
    </style:style>
    <style:style style:name="Tableau2.B" style:family="table-column">
      <style:table-column-properties style:column-width="8.059cm" style:rel-column-width="456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ext_20_body">
      <style:text-properties fo:font-size="11pt" fo:font-weight="bold" style:font-size-asian="11pt" style:font-weight-asian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left="2.251cm" fo:margin-right="0cm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2.251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0" style:family="paragraph" style:parent-style-name="Text_20_body">
      <style:paragraph-properties fo:padding-left="0.141cm" fo:padding-right="0.141cm" fo:padding-top="0.035cm" fo:padding-bottom="0.035cm" fo:border="0.018cm solid #000000"/>
    </style:style>
    <style:style style:name="P11" style:family="paragraph" style:parent-style-name="Text_20_body">
      <style:paragraph-properties fo:padding-left="0.141cm" fo:padding-right="0.141cm" fo:padding-top="0.035cm" fo:padding-bottom="0.035cm" fo:border="0.018cm solid #000000"/>
      <style:text-properties fo:font-size="10pt" fo:font-weight="bold" style:font-size-asian="10pt" style:font-weight-asian="bold"/>
    </style:style>
    <style:style style:name="P12" style:family="paragraph" style:parent-style-name="Text_20_body">
      <style:paragraph-properties fo:text-align="center" style:justify-single-word="false" fo:padding-left="0.141cm" fo:padding-right="0.141cm" fo:padding-top="0.035cm" fo:padding-bottom="0.035cm" fo:border="0.018cm solid #000000"/>
      <style:text-properties fo:font-size="10pt" fo:font-weight="bold" style:font-size-asian="10pt" style:font-weight-asian="bold"/>
    </style:style>
    <style:style style:name="P13" style:family="paragraph" style:parent-style-name="Text_20_body">
      <style:paragraph-properties fo:padding-left="0.141cm" fo:padding-right="0.141cm" fo:padding-top="0.035cm" fo:padding-bottom="0.035cm" fo:border="0.018cm solid #000000"/>
      <style:text-properties fo:font-size="10pt" style:font-size-asian="10pt"/>
    </style:style>
    <style:style style:name="P14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fo:font-size="10pt" style:font-size-asian="10pt"/>
    </style:style>
    <style:style style:name="P15" style:family="paragraph" style:parent-style-name="Text_20_body">
      <style:paragraph-properties fo:padding-left="0.141cm" fo:padding-right="0.141cm" fo:padding-top="0cm" fo:padding-bottom="0.035cm" fo:border="0.018cm solid #000000"/>
    </style:style>
    <style:style style:name="P16" style:family="paragraph" style:parent-style-name="Standard">
      <style:text-properties fo:font-size="10pt" style:font-size-asian="10pt"/>
    </style:style>
    <style:style style:name="P17" style:family="paragraph" style:parent-style-name="Text_20_body">
      <style:text-properties fo:color="#000000"/>
    </style:style>
    <style:style style:name="P18" style:family="paragraph" style:parent-style-name="Text_20_body">
      <style:paragraph-properties style:snap-to-layout-grid="false">
        <style:tab-stops>
          <style:tab-stop style:position="11.113cm"/>
          <style:tab-stop style:position="13.97cm" style:type="right"/>
        </style:tab-stops>
      </style:paragraph-properties>
      <style:text-properties fo:color="#000000"/>
    </style:style>
    <style:style style:name="P19" style:family="paragraph" style:parent-style-name="Text_20_body">
      <style:paragraph-properties fo:text-align="end" style:justify-single-word="false">
        <style:tab-stops>
          <style:tab-stop style:position="11.113cm"/>
          <style:tab-stop style:position="13.97cm" style:type="right"/>
        </style:tab-stops>
      </style:paragraph-properties>
      <style:text-properties fo:color="#000000"/>
    </style:style>
    <style:style style:name="P20" style:family="paragraph" style:parent-style-name="Text_20_body">
      <style:paragraph-properties fo:text-align="end" style:justify-single-word="false" style:snap-to-layout-grid="false">
        <style:tab-stops>
          <style:tab-stop style:position="11.113cm"/>
          <style:tab-stop style:position="13.97cm" style:type="right"/>
        </style:tab-stops>
      </style:paragraph-properties>
      <style:text-properties fo:color="#000000"/>
    </style:style>
    <style:style style:name="P21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>
      <style:text-properties fo:font-weight="bold" style:font-weight-asian="bold"/>
    </style:style>
    <style:style style:name="P23" style:family="paragraph" style:parent-style-name="Text_20_body">
      <style:paragraph-properties fo:padding-left="0.141cm" fo:padding-right="0.141cm" fo:padding-top="0.035cm" fo:padding-bottom="0.035cm" fo:border="0.018cm solid #000000"/>
    </style:style>
    <style:style style:name="P24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/>
    </style:style>
    <style:style style:name="P25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fo:font-size="10pt" fo:font-weight="bold" style:font-size-asian="10pt" style:font-weight-asian="bold"/>
    </style:style>
    <style:style style:name="P26" style:family="paragraph" style:parent-style-name="Text_20_body">
      <style:paragraph-properties fo:text-align="center" style:justify-single-word="false" fo:padding-left="0.141cm" fo:padding-right="0.141cm" fo:padding-top="0.035cm" fo:padding-bottom="0.035cm" fo:border="0.018cm solid #000000"/>
      <style:text-properties fo:color="#000000" fo:font-size="10pt" fo:font-weight="bold" style:font-size-asian="10pt" style:font-weight-asian="bold"/>
    </style:style>
    <style:style style:name="P27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fo:font-size="10pt" fo:font-weight="bold" style:font-size-asian="10pt" style:font-weight-asian="bold" style:font-weight-complex="bold"/>
    </style:style>
    <style:style style:name="P28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fo:font-size="10pt" style:font-size-asian="10pt"/>
    </style:style>
    <style:style style:name="P29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fo:font-size="10pt" fo:language="de" fo:country="DE" style:font-size-asian="10pt"/>
    </style:style>
    <style:style style:name="P30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fo:font-size="8pt" style:font-size-asian="8pt"/>
    </style:style>
    <style:style style:name="P31" style:family="paragraph" style:parent-style-name="Text_20_body">
      <style:paragraph-properties fo:padding-left="0.141cm" fo:padding-right="0.141cm" fo:padding-top="0.035cm" fo:padding-bottom="0cm" fo:border="0.018cm solid #000000"/>
      <style:text-properties fo:color="#000000"/>
    </style:style>
    <style:style style:name="P32" style:family="paragraph" style:parent-style-name="Text_20_body">
      <style:paragraph-properties fo:padding-left="0.141cm" fo:padding-right="0.141cm" fo:padding-top="0.035cm" fo:padding-bottom="0cm" fo:border="0.018cm solid #000000"/>
      <style:text-properties fo:color="#000000" fo:font-size="8pt" style:font-size-asian="8pt"/>
    </style:style>
    <style:style style:name="P33" style:family="paragraph" style:parent-style-name="Text_20_body">
      <style:paragraph-properties fo:padding-left="0.141cm" fo:padding-right="0.141cm" fo:padding-top="0.035cm" fo:padding-bottom="0cm" fo:border="0.018cm solid #000000"/>
      <style:text-properties fo:color="#000000" fo:font-size="10pt" style:font-size-asian="10pt"/>
    </style:style>
    <style:style style:name="P34" style:family="paragraph" style:parent-style-name="Text_20_body">
      <style:paragraph-properties fo:text-align="center" style:justify-single-word="false" fo:padding-left="0.141cm" fo:padding-right="0.141cm" fo:padding-top="0.035cm" fo:padding-bottom="0cm" fo:border="0.018cm solid #000000"/>
      <style:text-properties fo:font-weight="bold" style:font-weight-asian="bold"/>
    </style:style>
    <style:style style:name="P35" style:family="paragraph" style:parent-style-name="Text_20_body">
      <style:paragraph-properties fo:padding-left="0.141cm" fo:padding-right="0.141cm" fo:padding-top="0cm" fo:padding-bottom="0.035cm" fo:border="0.018cm solid #000000"/>
    </style:style>
    <style:style style:name="P36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/>
    </style:style>
    <style:style style:name="P37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fo:font-size="8pt" fo:font-weight="bold" style:font-size-asian="8pt" style:font-weight-asian="bold" style:font-weight-complex="bold"/>
    </style:style>
    <style:style style:name="P38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fo:font-size="10pt" style:font-size-asian="10pt"/>
    </style:style>
    <style:style style:name="P39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fo:font-size="10pt" fo:font-weight="bold" style:font-size-asian="10pt" style:font-weight-asian="bold" style:font-weight-complex="bold"/>
    </style:style>
    <style:style style:name="P40" style:family="paragraph" style:parent-style-name="Text_20_body">
      <style:paragraph-properties fo:break-before="page"/>
      <style:text-properties fo:color="#000000"/>
    </style:style>
    <style:style style:name="P41" style:family="paragraph" style:parent-style-name="Text_20_body">
      <style:paragraph-properties fo:padding-left="0.141cm" fo:padding-right="0.141cm" fo:padding-top="0.071cm" fo:padding-bottom="0.318cm" fo:border="0.018cm solid #000000"/>
      <style:text-properties fo:color="#000000"/>
    </style:style>
    <style:style style:name="P42" style:family="paragraph" style:parent-style-name="Text_20_body">
      <style:paragraph-properties fo:padding-left="0.141cm" fo:padding-right="0.141cm" fo:padding-top="0.071cm" fo:padding-bottom="0.318cm" fo:border="0.018cm solid #000000"/>
      <style:text-properties fo:color="#000000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P43" style:family="paragraph">
      <style:paragraph-properties style:writing-mode="lr-tb"/>
    </style:style>
    <style:style style:name="T1" style:family="text">
      <style:text-properties fo:font-size="12pt" style:font-size-asian="12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style:font-weight-complex="bold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font-weight="bold" style:font-size-asian="10pt" style:font-weight-asian="bold" style:font-weight-complex="bold"/>
    </style:style>
    <style:style style:name="T8" style:family="text">
      <style:text-properties fo:font-size="10pt" fo:language="de" fo:country="DE" style:font-size-asian="10pt"/>
    </style:style>
    <style:style style:name="T9" style:family="text">
      <style:text-properties fo:font-size="10pt" fo:language="de" fo:country="DE" fo:font-weight="bold" style:font-size-asian="10pt" style:font-weight-asian="bold"/>
    </style:style>
    <style:style style:name="T10" style:family="text">
      <style:text-properties fo:font-size="10pt" fo:font-weight="normal" style:font-size-asian="10pt" style:font-weight-asian="normal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3" style:family="text">
      <style:text-properties style:font-name="Symbol"/>
    </style:style>
    <style:style style:name="T14" style:family="text">
      <style:text-properties style:font-name="Symbol" fo:font-size="10pt" style:font-size-asian="10pt"/>
    </style:style>
    <style:style style:name="T15" style:family="text">
      <style:text-properties style:font-name="Symbol" fo:font-size="10pt" fo:font-weight="bold" style:font-size-asian="10pt" style:font-weight-asian="bold" style:font-weight-complex="bold"/>
    </style:style>
    <style:style style:name="T16" style:family="text">
      <style:text-properties style:font-name="Symbol" fo:font-size="10pt" fo:language="de" fo:country="DE" fo:font-weight="bold" style:font-size-asian="10pt" style:font-weight-asian="bold"/>
    </style:style>
    <style:style style:name="T17" style:family="text">
      <style:text-properties style:font-name="Symbol" fo:font-size="10pt" fo:language="de" fo:country="DE" fo:font-weight="bold" style:font-size-asian="10pt" style:font-weight-asian="bold" style:font-weight-complex="bold"/>
    </style:style>
    <style:style style:name="T18" style:family="text">
      <style:text-properties style:font-name="Symbol" fo:font-size="16pt" style:font-size-asian="16pt"/>
    </style:style>
    <style:style style:name="T19" style:family="text">
      <style:text-properties style:font-name="Symbol" fo:font-size="16pt" fo:font-weight="bold" style:font-size-asian="16pt" style:font-weight-asian="bold" style:font-weight-complex="bold"/>
    </style:style>
    <style:style style:name="T20" style:family="text">
      <style:text-properties fo:font-size="14pt" fo:font-weight="bold" style:font-size-asian="14pt" style:font-weight-asian="bold"/>
    </style:style>
    <style:style style:name="T21" style:family="text">
      <style:text-properties fo:font-size="14pt" style:font-size-asian="14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variant="small-caps" fo:font-size="10pt" style:font-size-asian="10pt" style:font-size-complex="10pt" style:font-weight-complex="bold"/>
    </style:style>
    <style:style style:name="T25" style:family="text">
      <style:text-properties fo:font-variant="small-caps" fo:font-size="10pt" style:text-underline-style="solid" style:text-underline-width="auto" style:text-underline-color="font-color" style:font-size-asian="10pt" style:font-size-complex="10pt" style:font-weight-complex="bold"/>
    </style:style>
    <style:style style:name="T26" style:family="text">
      <style:text-properties fo:font-size="16pt" style:font-size-asian="16pt"/>
    </style:style>
    <style:style style:name="T27" style:family="text">
      <style:text-properties fo:color="#000000"/>
    </style:style>
    <style:style style:name="T28" style:family="text">
      <style:text-properties fo:color="#000000" fo:font-size="10pt" fo:font-weight="bold" style:font-size-asian="10pt" style:font-weight-asian="bold"/>
    </style:style>
    <style:style style:name="T29" style:family="text">
      <style:text-properties fo:color="#000000" fo:font-size="10pt" fo:font-weight="bold" style:font-size-asian="10pt" style:font-weight-asian="bold" style:font-weight-complex="bold"/>
    </style:style>
    <style:style style:name="T30" style:family="text">
      <style:text-properties fo:color="#000000" fo:font-size="10pt" style:font-size-asian="10pt"/>
    </style:style>
    <style:style style:name="T31" style:family="text">
      <style:text-properties fo:color="#000000" fo:font-size="10pt" style:font-size-asian="10pt" style:font-size-complex="10pt"/>
    </style:style>
    <style:style style:name="T32" style:family="text">
      <style:text-properties fo:color="#000000" fo:font-size="10pt" fo:font-weight="normal" style:font-size-asian="10pt" style:font-weight-asian="normal" style:font-weight-complex="normal"/>
    </style:style>
    <style:style style:name="T33" style:family="text">
      <style:text-properties fo:color="#000000" style:font-name="Symbol" fo:font-size="10pt" fo:font-weight="bold" style:font-size-asian="10pt" style:font-weight-asian="bold" style:font-weight-complex="bold"/>
    </style:style>
    <style:style style:name="T34" style:family="text">
      <style:text-properties fo:color="#000000" style:font-name="Symbol" fo:font-size="10pt" fo:language="de" fo:country="DE" fo:font-weight="bold" style:font-size-asian="10pt" style:font-weight-asian="bold"/>
    </style:style>
    <style:style style:name="T35" style:family="text">
      <style:text-properties fo:color="#000000" style:font-name="Symbol" fo:font-size="10pt" fo:language="de" fo:country="DE" fo:font-weight="bold" style:font-size-asian="10pt" style:font-weight-asian="bold" style:font-weight-complex="bold"/>
    </style:style>
    <style:style style:name="T36" style:family="text">
      <style:text-properties style:font-name="FreeSerif" style:font-name-asian="FreeSerif" style:font-name-complex="FreeSerif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style:font-name="FreeSerif" style:font-name-asian="FreeSerif" style:font-name-complex="FreeSerif"/>
    </style:style>
    <style:style style:name="T41" style:family="text">
      <style:text-properties style:font-size-asian="10pt"/>
    </style:style>
    <style:style style:name="T42" style:family="text">
      <style:text-properties fo:font-size="11pt" style:font-size-asian="11pt"/>
    </style:style>
    <style:style style:name="T43" style:family="text">
      <style:text-properties style:font-weight-complex="bold"/>
    </style:style>
    <style:style style:name="T44" style:family="text">
      <style:text-properties fo:font-size="8pt"/>
    </style:style>
    <style:style style:name="T45" style:family="text">
      <style:text-properties fo:font-size="8pt" fo:font-weight="bold" style:font-size-asian="7pt" style:font-weight-asian="bold" style:font-size-complex="8pt"/>
    </style:style>
    <style:style style:name="T46" style:family="text">
      <style:text-properties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T47" style:family="text">
      <style:text-properties style:font-weight-asian="bold"/>
    </style:style>
    <style:style style:name="T48" style:family="text">
      <style:text-properties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0000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foyer_sitfam"/>
        <text:user-field-decl office:value-type="string" office:string-value="" text:name="apre_numeroapre"/>
        <text:user-field-decl office:value-type="string" office:string-value="" text:name="apre_datedemandeapre"/>
        <text:user-field-decl office:value-type="string" office:string-value="" text:name="apre_naturelogement"/>
        <text:user-field-decl office:value-type="string" office:string-value="" text:name="apre_typedemandeapre"/>
        <text:user-field-decl office:value-type="string" office:string-value="" text:name="personne_sexe"/>
        <text:user-field-decl office:value-type="string" office:string-value="" text:name="apre_precisionsautrelogement"/>
        <text:user-field-decl office:value-type="string" office:string-value="" text:name="Contratinsertion_dernier_datevalidation_ci"/>
        <text:user-field-decl office:value-type="string" office:string-value="" text:name="contratinsertion_datevalidation_ci"/>
        <text:user-field-decl office:value-type="string" office:string-value="" text:name="apre_nbenfants"/>
        <text:user-field-decl office:value-type="string" office:string-value="" text:name="foyer_nbenfants"/>
        <text:user-field-decl office:value-type="string" office:string-value="" text:name="dsp_cessderact"/>
        <text:user-field-decl office:value-type="string" office:string-value="" text:name="apre_anciennetepoleemploi"/>
        <text:user-field-decl office:value-type="string" office:string-value="" text:name="dsp_nivetu"/>
        <text:user-field-decl office:value-type="string" office:string-value="" text:name="apre_projetprofessionnel"/>
        <text:user-field-decl office:value-type="string" office:string-value="" text:name="apre_secteurprofessionnel"/>
        <text:user-field-decl office:value-type="string" office:string-value="" text:name="apre_dateentreeemploi"/>
        <text:user-field-decl office:value-type="string" office:string-value="" text:name="apre_precisionsautrecontrat"/>
        <text:user-field-decl office:value-type="string" office:string-value="" text:name="apre_nbheurestravaillees"/>
        <text:user-field-decl office:value-type="string" office:string-value="" text:name="apre_nomemployeur"/>
        <text:user-field-decl office:value-type="string" office:string-value="" text:name="apre_adresseemployeur"/>
        <text:user-field-decl office:value-type="string" office:string-value="" text:name="referentapre_organismeref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adresse"/>
        <text:user-field-decl office:value-type="string" office:string-value="" text:name="referentapre_numtel"/>
        <text:user-field-decl office:value-type="string" office:string-value="" text:name="natureaide_formqualif"/>
        <text:user-field-decl office:value-type="string" office:string-value="" text:name="natureaide_actprof"/>
        <text:user-field-decl office:value-type="string" office:string-value="" text:name="natureaide_permisb"/>
        <text:user-field-decl office:value-type="string" office:string-value="" text:name="natureaide_amenaglogt"/>
        <text:user-field-decl office:value-type="string" office:string-value="" text:name="natureaide_acccreaentr"/>
        <text:user-field-decl office:value-type="string" office:string-value="" text:name="natureaide_acqmatprof"/>
        <text:user-field-decl office:value-type="string" office:string-value="" text:name="natureaide_locvehicinsert"/>
        <text:user-field-decl office:value-type="string" office:string-value="" text:name="apre_activitebeneficiaire"/>
        <text:user-field-decl office:value-type="string" office:string-value="" text:name="apre_typecontrat"/>
        <text:user-field-decl office:value-type="string" office:string-value="" text:name="formqualif_intituleform"/>
        <text:user-field-decl office:value-type="string" office:string-value="" text:name="formqualif_organismeform"/>
        <text:user-field-decl office:value-type="string" office:string-value="" text:name="formqualif_ddform"/>
        <text:user-field-decl office:value-type="string" office:string-value="" text:name="formqualif_dfform"/>
        <text:user-field-decl office:value-type="string" office:string-value="" text:name="formqualif_dureeform"/>
        <text:user-field-decl office:value-type="string" office:string-value="" text:name="formqualif_modevalidation"/>
        <text:user-field-decl office:value-type="string" office:string-value="" text:name="formqualif_coutform"/>
        <text:user-field-decl office:value-type="string" office:string-value="" text:name="formqualif_cofinanceurs"/>
        <text:user-field-decl office:value-type="string" office:string-value="" text:name="formqualif_montantaide"/>
        <text:user-field-decl office:value-type="string" office:string-value="" text:name="actprof_nomemployeur"/>
        <text:user-field-decl office:value-type="string" office:string-value="" text:name="actprof_adresseemployeur"/>
        <text:user-field-decl office:value-type="string" office:string-value="" text:name="actprof_ddconvention"/>
        <text:user-field-decl office:value-type="string" office:string-value="" text:name="actprof_dfconvention"/>
        <text:user-field-decl office:value-type="string" office:string-value="" text:name="actprof_intituleformation"/>
        <text:user-field-decl office:value-type="string" office:string-value="" text:name="actprof_ddform"/>
        <text:user-field-decl office:value-type="string" office:string-value="" text:name="actprof_dfform"/>
        <text:user-field-decl office:value-type="string" office:string-value="" text:name="actprof_dureeform"/>
        <text:user-field-decl office:value-type="string" office:string-value="" text:name="actprof_modevalidation"/>
        <text:user-field-decl office:value-type="string" office:string-value="" text:name="actprof_coutform"/>
        <text:user-field-decl office:value-type="string" office:string-value="" text:name="actprof_cofinanceurs"/>
        <text:user-field-decl office:value-type="string" office:string-value="" text:name="actprof_montantaide"/>
        <text:user-field-decl office:value-type="string" office:string-value="" text:name="permisb_nomautoecole"/>
        <text:user-field-decl office:value-type="string" office:string-value="" text:name="permisb_adresseautoecole"/>
        <text:user-field-decl office:value-type="string" office:string-value="" text:name="permisb_dureeform"/>
        <text:user-field-decl office:value-type="string" office:string-value="" text:name="permisb_coutform"/>
        <text:user-field-decl office:value-type="string" office:string-value="" text:name="amenaglogt_typeaidelogement"/>
        <text:user-field-decl office:value-type="string" office:string-value="" text:name="permisb_code"/>
        <text:user-field-decl office:value-type="string" office:string-value="" text:name="permisb_conduite"/>
        <text:user-field-decl office:value-type="string" office:string-value="" text:name="amenaglogt_besoins"/>
        <text:user-field-decl office:value-type="string" office:string-value="" text:name="amenaglogt_montantaide"/>
        <text:user-field-decl office:value-type="string" office:string-value="" text:name="acccreaentr_nacre"/>
        <text:user-field-decl office:value-type="string" office:string-value="" text:name="acccreaentr_microcredit"/>
        <text:user-field-decl office:value-type="string" office:string-value="" text:name="acccreaentr_projet"/>
        <text:user-field-decl office:value-type="string" office:string-value="" text:name="acccreaentr_montantaide"/>
        <text:user-field-decl office:value-type="string" office:string-value="" text:name="acqmatprof_besoins"/>
        <text:user-field-decl office:value-type="string" office:string-value="" text:name="acqmatprof_montantaide"/>
        <text:user-field-decl office:value-type="string" office:string-value="" text:name="locvehicinsert_societelocation"/>
        <text:user-field-decl office:value-type="string" office:string-value="" text:name="locvehicinsert_dureelocation"/>
        <text:user-field-decl office:value-type="string" office:string-value="" text:name="locvehicinsert_montantaide"/>
        <text:user-field-decl office:value-type="string" office:string-value="" text:name="actprof_typecontratact"/>
      </text:user-field-decls>
      <text:section text:style-name="Sect1" text:name="apre"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18"><draw:custom-shape text:anchor-type="char" draw:z-index="0" draw:style-name="gr1" draw:text-style-name="P43" svg:width="3.548cm" svg:height="0.541cm" svg:x="3.81cm" svg:y="0.079cm"><text:p/><draw:enhanced-geometry svg:viewBox="0 0 21600 21600" draw:type="rectangle" draw:enhanced-path="M 0 0 L 21600 0 21600 21600 0 21600 0 0 Z N"/></draw:custom-shape><text:span text:style-name="T1">Numéro de dossier</text:span><text:span text:style-name="T1"> : <text:s text:c="3"/></text:span><text:span text:style-name="T1"><text:user-field-get text:name="apre_numeroapre"/></text:span></text:p>
            </table:table-cell>
            <table:table-cell table:style-name="Tableau2.A1" office:value-type="string">
              <text:p text:style-name="P20"><text:span text:style-name="T3">FORMATIONS </text:span><text:span text:style-name="T3"><text:conditional-text text:condition="ooow:apre_typedemandeapre == &quot;FO&quot;" text:string-value-if-true="☑" text:string-value-if-false="☐" text:current-value="true">☐</text:conditional-text></text:span></text:p>
              <text:p text:style-name="P19"><text:span text:style-name="T3">AUTRES </text:span><text:span text:style-name="T3"><text:conditional-text text:condition="ooow:apre_typedemandeapre == &quot;AU&quot;" text:string-value-if-true="☑" text:string-value-if-false="☐" text:current-value="true">☐</text:conditional-text></text:span></text:p>
            </table:table-cell>
          </table:table-row>
        </table:table>
        <text:p text:style-name="P8"><text:span text:style-name="T20">DEMANDE</text:span><text:span text:style-name="T21"> </text:span><text:span text:style-name="T20">D’AIDE PERSONNALISEE DE RETOUR</text:span></text:p>
        <text:p text:style-name="P9">A L’EMPLOI (APRE)*</text:p>
        <text:p text:style-name="P16"><text:span text:style-name="T36"/></text:p>
        <text:p text:style-name="P3">DATE D’ENVOI DE LA DEMANDE  AU CG : <text:s/><text:user-field-get text:name="apre_datedemandeapre"/></text:p>
        <text:p text:style-name="P4"><text:span text:style-name="T36"/></text:p>
        <text:p text:style-name="P26">IDENTITE DU BENEFICIAIRE DE LA DEMANDE :</text:p>
        <text:p text:style-name="P25"><text:span text:style-name="T36"/></text:p>
        <text:p text:style-name="P24"><text:span text:style-name="T6">Nom : <text:s/></text:span><text:span text:style-name="T10"><text:s/></text:span><text:span text:style-name="T10"><text:user-field-get text:name="personne_nom"/></text:span><text:span text:style-name="T10"><text:tab/></text:span><text:span text:style-name="T3"><text:tab/><text:tab/><text:tab/></text:span><text:span text:style-name="T6">Prénom :</text:span><text:span text:style-name="T10"> </text:span><text:span text:style-name="T10"><text:user-field-get text:name="personne_prenom"/></text:span></text:p>
        <text:p text:style-name="P24"><text:span text:style-name="T10"/></text:p>
        <text:p text:style-name="P24"><text:span text:style-name="T6">Date de naissance :</text:span><text:span text:style-name="T3"> </text:span><text:span text:style-name="T3"><text:user-field-get text:name="personne_dtnai"/></text:span><text:span text:style-name="T3"><text:tab/><text:tab/></text:span><text:span text:style-name="T9">H</text:span><text:span text:style-name="T8"><text:tab/></text:span><text:span text:style-name="T8"><text:conditional-text text:condition="ooow:personne_sexe == &quot;1&quot;" text:string-value-if-true="☑" text:string-value-if-false="☐" text:current-value="true">☐</text:conditional-text></text:span><text:span text:style-name="T8"><text:tab/></text:span><text:span text:style-name="T9">F</text:span><text:span text:style-name="T8"><text:tab/></text:span><text:span text:style-name="T8"><text:conditional-text text:condition="ooow:personne_sexe == &quot;2&quot;" text:string-value-if-true="☑" text:string-value-if-false="☐" text:current-value="true">☐</text:conditional-text></text:span></text:p>
        <text:p text:style-name="P29"/>
        <text:p text:style-name="P24"><text:span text:style-name="T6">Adresse :</text:span><text:span text:style-name="T6"><text:tab/></text:span><text:span text:style-name="T6"><text:user-field-get text:name="adresse_numvoie"/></text:span><text:span text:style-name="T3"> <text:s text:c="2"/></text:span><text:span text:style-name="T3"><text:user-field-get text:name="adresse_typevoie"/></text:span><text:span text:style-name="T3"> <text:s/></text:span><text:span text:style-name="T3"><text:user-field-get text:name="adresse_nomvoie"/></text:span><text:span text:style-name="T3"> <text:s/></text:span><text:span text:style-name="T3"><text:user-field-get text:name="adresse_complideadr"/></text:span><text:span text:style-name="T3"> <text:s/></text:span><text:span text:style-name="T3"><text:user-field-get text:name="adresse_compladr"/></text:span><text:span text:style-name="T3"> <text:s/></text:span></text:p>
        <text:p text:style-name="P14"><text:tab/><text:tab/><text:user-field-get text:name="adresse_codepos"/> <text:s text:c="2"/><text:user-field-get text:name="adresse_locaadr"/></text:p>
        <text:p text:style-name="P6"/>
        <text:p text:style-name="P12">SITUATION ADMINISTRATIVE DU BENEFICIAIRE :</text:p>
        <text:p text:style-name="P25"/>
        <text:p text:style-name="P24"><text:span text:style-name="T6">N° Matricule C.A.F</text:span><text:span text:style-name="T6"> :</text:span><text:span text:style-name="T3"> </text:span><text:span text:style-name="T3"><text:user-field-get text:name="dossier_matricule"/></text:span></text:p>
        <text:p text:style-name="P14"><text:tab/></text:p>
        <text:p text:style-name="P24"><text:span text:style-name="T6">Situation familiale </text:span><text:span text:style-name="T10">: </text:span><text:span text:style-name="T10"><text:user-field-get text:name="foyer_sitfam"/></text:span><text:span text:style-name="T10"><text:tab/></text:span><text:span text:style-name="T6">Nbre d’enfants : <text:s text:c="2"/></text:span><text:span text:style-name="T6"><text:user-field-get text:name="foyer_nbenfants"/></text:span></text:p>
        <text:p text:style-name="P13"/>
        <text:p text:style-name="P10"><text:span text:style-name="T6">Logement : <text:tab/> <text:s text:c="2"/>Propriétaire<text:tab/> <text:s text:c="5"/></text:span><text:span text:style-name="T34"><text:conditional-text text:condition="ooow:apre_naturelogement == &quot;P&quot;" text:string-value-if-true="☑" text:string-value-if-false="☐" text:current-value="true">☐</text:conditional-text></text:span><text:span text:style-name="T3"> <text:s text:c="4"/></text:span><text:span text:style-name="T6">Locataire<text:tab/></text:span><text:span text:style-name="T34"><text:conditional-text text:condition="ooow:apre_naturelogement == &quot;L&quot;" text:string-value-if-true="☑" text:string-value-if-false="☐" text:current-value="true">☐</text:conditional-text></text:span><text:span text:style-name="T6"><text:tab/>Hébergé<text:tab/></text:span><text:span text:style-name="T34"><text:conditional-text text:condition="ooow:apre_naturelogement == &quot;H&quot;" text:string-value-if-true="☑" text:string-value-if-false="☐" text:current-value="true">☐</text:conditional-text></text:span></text:p>
        <text:p text:style-name="P10"><text:span text:style-name="T3"><text:tab/><text:tab/><text:tab/></text:span><text:span text:style-name="T6">SDF<text:tab/><text:tab/></text:span><text:span text:style-name="T34"><text:conditional-text text:condition="ooow:apre_naturelogement == &quot;S&quot;" text:string-value-if-true="☑" text:string-value-if-false="☐" text:current-value="true">☐</text:conditional-text></text:span><text:span text:style-name="T6"><text:tab/>Autres<text:tab/></text:span><text:span text:style-name="T34"><text:conditional-text text:condition="ooow:apre_naturelogement == &quot;A&quot;" text:string-value-if-true="☑" text:string-value-if-false="☐" text:current-value="true">☐</text:conditional-text></text:span><text:span text:style-name="T3"> <text:s text:c="11"/></text:span><text:span text:style-name="T6">Préciser : </text:span><text:span text:style-name="T6"><text:user-field-get text:name="apre_precisionsautrelogement"/></text:span></text:p>
        <text:p text:style-name="P13"/>
        <text:p text:style-name="P10"><text:span text:style-name="T6">Date de validation du contrat d’engagement réciproque par le Président du Conseil général</text:span><text:span text:style-name="T3"> : </text:span><text:span text:style-name="T3"><text:user-field-get text:name="contratinsertion_datevalidation_ci"/></text:span></text:p>
        <text:p text:style-name="P10"><text:span text:style-name="T3"/></text:p>
        <text:p text:style-name="P12">PARCOURS DU BENEFICIAIRE :</text:p>
        <text:p text:style-name="P11"/>
        <text:p text:style-name="P10"><text:span text:style-name="T6">Date de dernière cessation d’activité :</text:span><text:span text:style-name="T3"> <text:s text:c="3"/></text:span><text:span text:style-name="T3"><text:user-field-get text:name="dsp_cessderact"/></text:span></text:p>
        <text:p text:style-name="P13"/>
        <text:p text:style-name="P10"><text:span text:style-name="T6">Ancienneté à Pôle emploi : <text:s text:c="2"/></text:span><text:span text:style-name="T10"><text:user-field-get text:name="apre_anciennetepoleemploi"/></text:span></text:p>
        <text:p text:style-name="P13"/>
        <text:p text:style-name="P10"><text:span text:style-name="T28">Niveau d’étude : <text:s/></text:span><text:span text:style-name="T32"><text:user-field-get text:name="dsp_nivetu"/></text:span></text:p>
        <text:p text:style-name="P13"/>
        <text:p text:style-name="P10"><text:span text:style-name="T6">Projet professionnel : <text:s text:c="2"/></text:span><text:span text:style-name="T10"><text:user-field-get text:name="apre_projetprofessionnel"/></text:span></text:p>
        <text:p text:style-name="P13"/>
        <text:p text:style-name="P10"><text:span text:style-name="T7">Secteur professionnel en lien avec la demande :</text:span><text:span text:style-name="T3"> <text:s text:c="2"/></text:span><text:span text:style-name="T3"><text:user-field-get text:name="apre_secteurprofessionnel"/></text:span></text:p>
        <text:p text:style-name="P6"/>
        <text:p text:style-name="P6"/>
        <text:p text:style-name="P34"><text:soft-page-break/>ACTIVITE DU BENEFICIAIRE :</text:p>
        <text:p text:style-name="P31"><text:span text:style-name="T16"><text:conditional-text text:condition="ooow:apre_activitebeneficiaire == &quot;E&quot;" text:string-value-if-true="☑" text:string-value-if-false="☐" text:current-value="true">☐</text:conditional-text></text:span><text:span text:style-name="T14"> </text:span><text:s/><text:span text:style-name="T7">Emploi:</text:span><text:span text:style-name="T3"> </text:span></text:p>
        <text:p text:style-name="P32"/>
        <text:p text:style-name="P31"><text:span text:style-name="T7">Date de l’entrée en emploi prévu :</text:span><text:span text:style-name="T3"> </text:span><text:span text:style-name="T3"><text:user-field-get text:name="apre_dateentreeemploi"/></text:span></text:p>
        <text:p text:style-name="P31"><text:span text:style-name="T7">Type de contrat :</text:span><text:span text:style-name="T3"> </text:span><text:span text:style-name="T7">CDI</text:span><text:span text:style-name="T3"> <text:s/></text:span><text:span text:style-name="T16"><text:conditional-text text:condition="ooow:apre_typecontrat == &quot;CDI&quot;" text:string-value-if-true="☑" text:string-value-if-false="☐" text:current-value="true">☐</text:conditional-text></text:span><text:span text:style-name="T3"> <text:s/></text:span><text:span text:style-name="T7">CDD</text:span><text:span text:style-name="T3"> </text:span><text:span text:style-name="T16"><text:conditional-text text:condition="ooow:apre_typecontrat == &quot;CDD&quot;" text:string-value-if-true="☑" text:string-value-if-false="☐" text:current-value="true">☐</text:conditional-text></text:span><text:span text:style-name="T3"> <text:s/></text:span><text:span text:style-name="T7">Contrat Aidé </text:span><text:span text:style-name="T17"><text:conditional-text text:condition="ooow:apre_typecontrat == &quot;CON&quot;" text:string-value-if-true="☑" text:string-value-if-false="☐" text:current-value="true">☐</text:conditional-text></text:span><text:span text:style-name="T3"> <text:s/></text:span><text:span text:style-name="T7">Autres :</text:span><text:span text:style-name="T3"> </text:span><text:span text:style-name="T17"><text:conditional-text text:condition="ooow:apre_typecontrat == &quot;AUT&quot;" text:string-value-if-true="☑" text:string-value-if-false="☐" text:current-value="true">☐</text:conditional-text></text:span><text:span text:style-name="T17"> </text:span><text:span text:style-name="T3"><text:s/></text:span><text:span text:style-name="T3"><text:user-field-get text:name="apre_precisionsautrecontrat"/></text:span></text:p>
        <text:p text:style-name="P33"/>
        <text:p text:style-name="P31"><text:span text:style-name="T7">Nombre d’heures travaillées :</text:span><text:span text:style-name="T3"> <text:s/></text:span><text:span text:style-name="T3"><text:user-field-get text:name="apre_nbheurestravaillees"/></text:span></text:p>
        <text:p text:style-name="P31"><text:span text:style-name="T7">Nom et adresse de l’employeur :</text:span><text:span text:style-name="T3"> …</text:span><text:span text:style-name="T3"><text:user-field-get text:name="apre_nomemployeur"/></text:span><text:span text:style-name="T3">.</text:span></text:p>
        <text:p text:style-name="P33"><text:user-field-get text:name="apre_adresseemployeur"/></text:p>
        <text:p text:style-name="P33"><text:span text:style-name="T3"/></text:p>
        <text:p text:style-name="P31"><text:span text:style-name="T16"><text:conditional-text text:condition="ooow:apre_activitebeneficiaire == &quot;F&quot;" text:string-value-if-true="☑" text:string-value-if-false="☐" text:current-value="true">☐</text:conditional-text></text:span><text:span text:style-name="T14"> </text:span><text:s/><text:span text:style-name="T7">Formation</text:span><text:span text:style-name="T42"> </text:span><text:s text:c="4"/><text:span text:style-name="T16"><text:conditional-text text:condition="ooow:apre_activitebeneficiaire == &quot;C&quot;" text:string-value-if-true="☑" text:string-value-if-false="☐" text:current-value="true">☐</text:conditional-text></text:span><text:span text:style-name="T14"> </text:span><text:s/><text:span text:style-name="T7">Création d’entreprise</text:span> </text:p>
        <text:p text:style-name="P26">IDENTITE DU REFERENT :</text:p>
        <text:p text:style-name="P14"/>
        <text:p text:style-name="P24"><text:span text:style-name="T7">Organisme</text:span><text:span text:style-name="T3">: <text:s text:c="2"/></text:span><text:span text:style-name="T3"><text:user-field-get text:name="referentapre_organismeref"/></text:span></text:p>
        <text:p text:style-name="P24"><text:span text:style-name="T45"/></text:p>
        <text:p text:style-name="P24"><text:span text:style-name="T6">Nom du Référent :</text:span><text:span text:style-name="T3"> </text:span><text:span text:style-name="T3"><text:user-field-get text:name="referentapre_qual"/></text:span><text:span text:style-name="T3"> <text:s/></text:span><text:span text:style-name="T3"><text:user-field-get text:name="referentapre_nom"/></text:span><text:span text:style-name="T3"> <text:s/></text:span><text:span text:style-name="T3"><text:user-field-get text:name="referentapre_prenom"/></text:span></text:p>
        <text:p text:style-name="P14"/>
        <text:p text:style-name="P24"><text:span text:style-name="T6">Adresse </text:span><text:span text:style-name="T3">: <text:tab/></text:span><text:span text:style-name="T3"><text:user-field-get text:name="referentapre_adresse"/></text:span></text:p>
        <text:p text:style-name="P10"><text:span text:style-name="T6">Tél. : <text:s/></text:span><text:span text:style-name="T10"><text:user-field-get text:name="referentapre_numtel"/></text:span></text:p>
        <text:p text:style-name="P5"/>
        <text:p text:style-name="P7"><text:span text:style-name="T22">NATURE DE LA DEMANDE </text:span>:</text:p>
        <text:p text:style-name="P7"><text:s/><text:span text:style-name="T4">En fonction du type d’aide demandée</text:span> <text:span text:style-name="T4">(</text:span><text:span text:style-name="T24">FORMATION  QUALIFIANTE, ACTION DE PROFESSIONNALISATION DES CONTRATS AIDES ET SALARIES DANS LES</text:span><text:span text:style-name="T25"> </text:span><text:span text:style-name="T24">SIAE, PERMIS DE CONDUIRE B …) </text:span><text:span text:style-name="T5">rendre obligatoire les zones en rouge quand le type d’aide est coché</text:span></text:p>
        <text:p text:style-name="P15"><text:span text:style-name="T35"/></text:p>
        <text:p text:style-name="P15"><text:span text:style-name="T35"><text:conditional-text text:condition="ooow:natureaide_formqualif == &quot;1&quot;" text:string-value-if-true="☑" text:string-value-if-false="☐" text:current-value="true">☐</text:conditional-text></text:span><text:span text:style-name="T33"> </text:span><text:span text:style-name="T29"><text:s/>FORMATION  QUALIFIANTE / PERMIS C OU D + FIMO :</text:span></text:p>
        <text:p text:style-name="P37"/>
        <text:p text:style-name="P36"><text:span text:style-name="T7">Intitulée de la formation :</text:span><text:span text:style-name="T3"> <text:s text:c="2"/></text:span><text:span text:style-name="T3"><text:user-field-get text:name="formqualif_intituleform"/></text:span></text:p>
        <text:p text:style-name="P38"><text:span text:style-name="T3"/></text:p>
        <text:p text:style-name="P36"><text:span text:style-name="T7">Organisme de formation :</text:span><text:span text:style-name="T3"> <text:s text:c="2"/></text:span><text:span text:style-name="T3"><text:user-field-get text:name="formqualif_organismeform"/></text:span></text:p>
        <text:p text:style-name="P38"/>
        <text:p text:style-name="P36"><text:span text:style-name="T7">Dates : Du </text:span><text:span text:style-name="T10"><text:user-field-get text:name="formqualif_ddform"/></text:span><text:span text:style-name="T3"> <text:s/></text:span><text:span text:style-name="T7">Au</text:span><text:span text:style-name="T3"> <text:s/></text:span><text:span text:style-name="T3"><text:user-field-get text:name="formqualif_dfform"/></text:span><text:span text:style-name="T3"> </text:span><text:span text:style-name="T7">Durée (Heures) :</text:span><text:span text:style-name="T3"> <text:s/></text:span><text:span text:style-name="T3"><text:user-field-get text:name="formqualif_dureeform"/></text:span></text:p>
        <text:p text:style-name="P39"/>
        <text:p text:style-name="P36"><text:span text:style-name="T7">Mode de validation :</text:span><text:span text:style-name="T3"> <text:s/></text:span><text:span text:style-name="T3"><text:user-field-get text:name="formqualif_modevalidation"/></text:span></text:p>
        <text:p text:style-name="P38"/>
        <text:p text:style-name="P36"><text:span text:style-name="T7">Coût de la formation :</text:span><text:span text:style-name="T3"> <text:s/></text:span><text:span text:style-name="T3"><text:user-field-get text:name="formqualif_coutform"/></text:span><text:span text:style-name="T3"> </text:span></text:p>
        <text:p text:style-name="P15"><text:span text:style-name="T29">Co-financeurs :</text:span><text:span text:style-name="T30"> <text:s/></text:span><text:span text:style-name="T30"><text:user-field-get text:name="formqualif_cofinanceurs"/></text:span><text:span text:style-name="T30"> <text:s/></text:span><text:span text:style-name="T29">Montant :</text:span><text:span text:style-name="T27"> </text:span><text:span text:style-name="T31"><text:user-field-get text:name="formqualif_montantaide"/></text:span></text:p>
        <text:p text:style-name="Text_20_body"><text:s/></text:p>
        <text:p text:style-name="P17"/>
        <text:p text:style-name="P17"/>
        <text:p text:style-name="P17"/>
        <text:p text:style-name="P24"><text:soft-page-break/><text:span text:style-name="T17"><text:conditional-text text:condition="ooow:natureaide_actprof == &quot;1&quot;" text:string-value-if-true="☑" text:string-value-if-false="☐" text:current-value="true">☐</text:conditional-text></text:span><text:span text:style-name="T7"> ACTION DE PROFESSIONNALISATION DES CONTRATS AIDES ET SALARIES DANS LES</text:span><text:span text:style-name="T12"> </text:span><text:span text:style-name="T7">SIAE :</text:span><text:span text:style-name="T12"> </text:span></text:p>
        <text:p text:style-name="P30"/>
        <text:p text:style-name="P24"><text:span text:style-name="T7">Nom et adresse de l’employeur : <text:s/></text:span><text:span text:style-name="T10"><text:user-field-get text:name="actprof_nomemployeur"/></text:span></text:p>
        <text:p text:style-name="P24"><text:span text:style-name="T10"><text:user-field-get text:name="actprof_adresseemployeur"/></text:span></text:p>
        <text:p text:style-name="P24"><text:span text:style-name="T3">CI-RMA <text:s text:c="4"/></text:span><text:span text:style-name="T17"><text:conditional-text text:condition="ooow:actprof_typecontratact == &quot;CI&quot;" text:string-value-if-true="☑" text:string-value-if-false="☐" text:current-value="true">☐</text:conditional-text></text:span><text:span text:style-name="T15"> </text:span><text:span text:style-name="T3"><text:s text:c="18"/>Contrat d’Avenir <text:s text:c="6"/></text:span><text:span text:style-name="T17"><text:conditional-text text:condition="ooow:actprof_typecontratact == &quot;CA&quot;" text:string-value-if-true="☑" text:string-value-if-false="☐" text:current-value="true">☐</text:conditional-text></text:span><text:span text:style-name="T15"> </text:span><text:span text:style-name="T26"><text:s text:c="19"/></text:span><text:span text:style-name="T3">salarié en SIAE</text:span> <text:s text:c="4"/><text:span text:style-name="T17"><text:conditional-text text:condition="ooow:actprof_typecontratact == &quot;SA&quot;" text:string-value-if-true="☑" text:string-value-if-false="☐" text:current-value="true">☐</text:conditional-text></text:span><text:span text:style-name="T15"> </text:span><text:span text:style-name="T26"><text:s text:c="3"/></text:span></text:p>
        <text:p text:style-name="P14"/>
        <text:p text:style-name="P24"><text:span text:style-name="T3">Dates de la Convention : </text:span><text:span text:style-name="T7">Du </text:span><text:span text:style-name="T10"><text:user-field-get text:name="actprof_ddconvention"/></text:span><text:span text:style-name="T3"> </text:span><text:span text:style-name="T7">Au </text:span><text:span text:style-name="T10"><text:user-field-get text:name="actprof_dfconvention"/></text:span></text:p>
        <text:p text:style-name="P14"/>
        <text:p text:style-name="P24"><text:span text:style-name="T7">Intitulée de la formation :</text:span><text:span text:style-name="T3"> <text:s/></text:span><text:span text:style-name="T3"><text:user-field-get text:name="actprof_intituleformation"/></text:span></text:p>
        <text:p text:style-name="P24"><text:span text:style-name="T7">Dates : Du </text:span><text:span text:style-name="T10"><text:user-field-get text:name="actprof_ddform"/></text:span><text:span text:style-name="T10"> <text:s/></text:span><text:span text:style-name="T7">Au <text:s/></text:span><text:span text:style-name="T10"><text:user-field-get text:name="actprof_dfform"/></text:span><text:span text:style-name="T7"> Durée (Heures) :</text:span><text:span text:style-name="T3"> <text:s/></text:span><text:span text:style-name="T3"><text:user-field-get text:name="actprof_dureeform"/></text:span></text:p>
        <text:p text:style-name="P14"/>
        <text:p text:style-name="P24"><text:span text:style-name="T7">Mode de validation :</text:span><text:span text:style-name="T3"> </text:span><text:span text:style-name="T3"><text:user-field-get text:name="actprof_modevalidation"/></text:span></text:p>
        <text:p text:style-name="P14"/>
        <text:p text:style-name="P24"><text:span text:style-name="T7">Coût de la formation :</text:span><text:span text:style-name="T3"> </text:span><text:span text:style-name="T3"><text:user-field-get text:name="actprof_coutform"/></text:span><text:span text:style-name="T3"> <text:s/></text:span><text:span text:style-name="T7">Co-financeurs :</text:span><text:span text:style-name="T3"> <text:s/></text:span><text:span text:style-name="T3"><text:user-field-get text:name="actprof_cofinanceurs"/></text:span><text:span text:style-name="T3"> <text:s/></text:span><text:span text:style-name="T7">Montant : </text:span><text:span text:style-name="T10"><text:user-field-get text:name="actprof_montantaide"/></text:span></text:p>
        <text:p text:style-name="P17"/>
        <text:p text:style-name="P24"><text:span text:style-name="T17"><text:conditional-text text:condition="ooow:natureaide_permisb == &quot;1&quot;" text:string-value-if-true="☑" text:string-value-if-false="☐" text:current-value="true">☐</text:conditional-text></text:span><text:span text:style-name="T26"> </text:span><text:span text:style-name="T7">PERMIS DE CONDUIRE B :</text:span></text:p>
        <text:p text:style-name="P30"/>
        <text:p text:style-name="P24"><text:span text:style-name="T7">Nom et adresse de l’auto-école</text:span><text:span text:style-name="T38"> :</text:span> <text:s/><text:span text:style-name="T4"><text:user-field-get text:name="permisb_nomautoecole"/></text:span></text:p>
        <text:p text:style-name="P24"><text:span text:style-name="T4"><text:user-field-get text:name="permisb_adresseautoecole"/></text:span></text:p>
        <text:p text:style-name="P24"><text:span text:style-name="T17"><text:conditional-text text:condition="ooow:permisb_code == &quot;1&quot;" text:string-value-if-true="☑" text:string-value-if-false="☐" text:current-value="true">☐</text:conditional-text></text:span> <text:s text:c="2"/><text:span text:style-name="T7">Code</text:span> <text:s text:c="6"/><text:span text:style-name="T17"><text:conditional-text text:condition="ooow:permisb_conduite == &quot;1&quot;" text:string-value-if-true="☑" text:string-value-if-false="☐" text:current-value="true">☐</text:conditional-text></text:span> <text:s/><text:span text:style-name="T7">Conduite</text:span></text:p>
        <text:p text:style-name="P24"><text:span text:style-name="T7">Nombre d’heures :</text:span><text:span text:style-name="T3"> <text:s/></text:span><text:span text:style-name="T3"><text:user-field-get text:name="permisb_dureeform"/></text:span><text:span text:style-name="T3"> </text:span><text:span text:style-name="T7">Coût de la formation</text:span><text:span text:style-name="T38"> : </text:span><text:span text:style-name="T11"><text:user-field-get text:name="permisb_coutform"/></text:span></text:p>
        <text:p text:style-name="P40"/>
        <text:p text:style-name="P24"><text:span text:style-name="T17"><text:conditional-text text:condition="ooow:natureaide_amenaglogt == &quot;1&quot;" text:string-value-if-true="☑" text:string-value-if-false="☐" text:current-value="true">☐</text:conditional-text></text:span><text:span text:style-name="T26"> </text:span><text:span text:style-name="T7">AIDE A L’INSTALLATION : <text:s/></text:span><text:span text:style-name="T17"><text:conditional-text text:condition="ooow:amenaglogt_typeaidelogement == &quot;AEL&quot;" text:string-value-if-true="☑" text:string-value-if-false="☐" text:current-value="true">☐</text:conditional-text></text:span> <text:s/><text:span text:style-name="T7">Aide à l’entrée dans le logement <text:s text:c="2"/></text:span><text:span text:style-name="T17"><text:conditional-text text:condition="ooow:amenaglogt_typeaidelogement == &quot;AML&quot;" text:string-value-if-true="☑" text:string-value-if-false="☐" text:current-value="true">☐</text:conditional-text></text:span> <text:s/><text:span text:style-name="T7">Aide au maintien au logement</text:span></text:p>
        <text:p text:style-name="P24"><text:span text:style-name="T7">Besoins :</text:span><text:span text:style-name="T3"> <text:s/></text:span><text:span text:style-name="T3"><text:user-field-get text:name="amenaglogt_besoins"/></text:span></text:p>
        <text:p text:style-name="P24"><text:span text:style-name="T7">Montant : </text:span><text:span text:style-name="T10"><text:user-field-get text:name="amenaglogt_montantaide"/></text:span></text:p>
        <text:p text:style-name="P17"/>
        <text:p text:style-name="P24"><text:span text:style-name="T17"><text:conditional-text text:condition="ooow:natureaide_acccreaentr == &quot;1&quot;" text:string-value-if-true="☑" text:string-value-if-false="☐" text:current-value="true">☐</text:conditional-text></text:span><text:span text:style-name="T26"> </text:span><text:span text:style-name="T7">ACCOMPAGNEMENT A LA CREATION D’ENTREPRISE</text:span><text:span text:style-name="T38"> :</text:span></text:p>
        <text:p text:style-name="P24"><text:span text:style-name="T46"/></text:p>
        <text:p text:style-name="P24"><text:span text:style-name="T38">Dispositif Nacre : <text:tab/>Oui <text:s/></text:span><text:span text:style-name="T17"><text:conditional-text text:condition="ooow:acccreaentr_nacre == &quot;O&quot;" text:string-value-if-true="☑" text:string-value-if-false="☐" text:current-value="true">☐</text:conditional-text></text:span><text:span text:style-name="T19"> </text:span><text:span text:style-name="T26"><text:s/></text:span><text:span text:style-name="T38"><text:s text:c="18"/><text:tab/>Non </text:span><text:span text:style-name="T17"><text:conditional-text text:condition="ooow:acccreaentr_nacre == &quot;N&quot;" text:string-value-if-true="☑" text:string-value-if-false="☐" text:current-value="true">☐</text:conditional-text></text:span><text:span text:style-name="T19"> </text:span><text:span text:style-name="T26"><text:s/></text:span><text:span text:style-name="T38"><text:s/></text:span></text:p>
        <text:p text:style-name="P24"><text:span text:style-name="T38">Dispositif Micro-crédit :<text:tab/>Oui <text:s/></text:span><text:span text:style-name="T17"><text:conditional-text text:condition="ooow:acccreaentr_microcredit == &quot;O&quot;" text:string-value-if-true="☑" text:string-value-if-false="☐" text:current-value="true">☐</text:conditional-text></text:span><text:span text:style-name="T19"> </text:span><text:span text:style-name="T26"><text:s/></text:span><text:span text:style-name="T38"><text:s text:c="12"/><text:tab/><text:tab/>Non </text:span><text:span text:style-name="T17"><text:conditional-text text:condition="ooow:acccreaentr_microcredit == &quot;N&quot;" text:string-value-if-true="☑" text:string-value-if-false="☐" text:current-value="true">☐</text:conditional-text></text:span><text:span text:style-name="T19"> </text:span><text:span text:style-name="T26"><text:s/></text:span><text:span text:style-name="T38"><text:s/></text:span></text:p>
        <text:p text:style-name="P24"><text:span text:style-name="T38">Projet</text:span><text:span text:style-name="T7"> :</text:span><text:span text:style-name="T3"> </text:span><text:span text:style-name="T3"><text:user-field-get text:name="acccreaentr_projet"/></text:span></text:p>
        <text:p text:style-name="P27"/>
        <text:p text:style-name="P24"><text:span text:style-name="T7">Montant : </text:span><text:span text:style-name="T10"><text:user-field-get text:name="acccreaentr_montantaide"/></text:span></text:p>
        <text:p text:style-name="P21"/>
        <text:p text:style-name="P24"><text:span text:style-name="T17"><text:conditional-text text:condition="ooow:natureaide_acqmatprof == &quot;1&quot;" text:string-value-if-true="☑" text:string-value-if-false="☐" text:current-value="true">☐</text:conditional-text></text:span><text:span text:style-name="T18"> </text:span><text:span text:style-name="T7">ACQUISITION DE MATERIELS PROFESSIONNELS :</text:span><text:span text:style-name="T3"> </text:span></text:p>
        <text:p text:style-name="P30"/>
        <text:p text:style-name="P24"><text:span text:style-name="T7">Besoins :</text:span><text:span text:style-name="T4"> </text:span><text:span text:style-name="T4"><text:user-field-get text:name="acqmatprof_besoins"/></text:span></text:p>
        <text:p text:style-name="P24"/>
        <text:p text:style-name="P24"><text:span text:style-name="T7">Montant : <text:s/></text:span><text:span text:style-name="T7"><text:user-field-get text:name="acqmatprof_montantaide"/></text:span></text:p>
        <text:p text:style-name="P17"/>
        <text:p text:style-name="P41"><text:span text:style-name="T17"><text:conditional-text text:condition="ooow:natureaide_locvehicinsert == &quot;1&quot;" text:string-value-if-true="☑" text:string-value-if-false="☐" text:current-value="true">☐</text:conditional-text></text:span><text:span text:style-name="T26"> </text:span><text:span text:style-name="T7">AIDE A LA LOCATION D’UN VEHICULE D’INSERTION</text:span><text:span text:style-name="T38"> :</text:span><text:span text:style-name="T23"> </text:span></text:p>
        <text:p text:style-name="P42"/>
        <text:p text:style-name="P41"><text:span text:style-name="T7">Société de location :</text:span><text:span text:style-name="T38"> </text:span><text:span text:style-name="T11"><text:s/></text:span><text:span text:style-name="T11"><text:user-field-get text:name="locvehicinsert_societelocation"/></text:span></text:p>
        <text:p text:style-name="P41"><text:span text:style-name="T7">Durée de location :</text:span> <text:s/><text:user-field-get text:name="locvehicinsert_dureelocation"/> <text:s/><text:span text:style-name="T7">Montant :</text:span> <text:s/><text:user-field-get text:name="locvehicinsert_montantaide"/></text:p>
        <text:p text:style-name="Text_20_body"/>
        <text:p text:style-name="Text_20_body"/>
        <text:p text:style-name="Text_20_body"/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3T17:15:23</meta:creation-date>
    <dc:date>2009-11-16T17:11:27</dc:date>
    <meta:editing-duration>PT08H59M19S</meta:editing-duration>
    <meta:editing-cycles>84</meta:editing-cycles>
    <meta:generator>OpenOffice.org/3.0$Linux OpenOffice.org_project/300m15$Build-9379</meta:generator>
    <meta:document-statistic meta:table-count="1" meta:image-count="0" meta:object-count="0" meta:page-count="4" meta:paragraph-count="75" meta:word-count="459" meta:character-count="3420"/>
    <meta:user-defined meta:name="Info 1"/>
    <meta:user-defined meta:name="Info 2"/>
    <meta:user-defined meta:name="Info 3"/>
    <meta:user-defined meta:name="Info 4"/>
  </office:meta>
</office:document-meta>
</file>